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xml:id="id1" draw:id="id1" draw:layer="layout" svg:width="4.2cm" svg:height="2cm" svg:x="2cm" svg:y="7cm">
          <text:p text:style-name="P1">帧封装</text:p>
        </draw:rect>
        <draw:rect draw:style-name="gr1" draw:text-style-name="P1" xml:id="id5" draw:id="id5" draw:layer="layout" svg:width="4.2cm" svg:height="2cm" svg:x="12.8cm" svg:y="7cm">
          <text:p text:style-name="P1">帧中继</text:p>
        </draw:rect>
        <draw:rect draw:style-name="gr1" draw:text-style-name="P1" xml:id="id2" draw:id="id2" draw:layer="layout" svg:width="4.2cm" svg:height="2cm" svg:x="7.5cm" svg:y="7cm">
          <text:p text:style-name="P1">帧中继</text:p>
        </draw:rect>
        <draw:rect draw:style-name="gr1" draw:text-style-name="P1" xml:id="id4" draw:id="id4" draw:layer="layout" svg:width="4.2cm" svg:height="2cm" svg:x="23.4cm" svg:y="7cm">
          <text:p text:style-name="P1">拆分装</text:p>
        </draw:rect>
        <draw:rect draw:style-name="gr1" draw:text-style-name="P1" xml:id="id3" draw:id="id3" draw:layer="layout" svg:width="4.2cm" svg:height="2cm" svg:x="18.2cm" svg:y="7cm">
          <text:p text:style-name="P1">帧中继</text:p>
        </draw:rect>
        <draw:connector draw:style-name="gr2" draw:text-style-name="P1" draw:layer="layout" svg:x1="6.2cm" svg:y1="8cm" svg:x2="7.5cm" svg:y2="8cm" draw:start-shape="id1" draw:start-glue-point="1" draw:end-shape="id2" draw:end-glue-point="3" svg:d="M6200 8000h1300">
          <text:p/>
        </draw:connector>
        <draw:connector draw:style-name="gr2" draw:text-style-name="P1" draw:layer="layout" svg:x1="22.4cm" svg:y1="8cm" svg:x2="23.4cm" svg:y2="8cm" draw:start-shape="id3" draw:start-glue-point="1" draw:end-shape="id4" draw:end-glue-point="3" svg:d="M22400 8000h1000">
          <text:p/>
        </draw:connector>
        <draw:rect draw:style-name="gr3" draw:text-style-name="P1" draw:layer="layout" svg:width="26.9cm" svg:height="6.7cm" svg:x="1.3cm" svg:y="4.8cm">
          <text:p/>
        </draw:rect>
        <draw:frame draw:style-name="gr4" draw:layer="layout" svg:width="3.677cm" svg:height="1.072cm" svg:x="2.023cm" svg:y="10.028cm">
          <draw:text-box>
            <text:p>数据链路层</text:p>
          </draw:text-box>
        </draw:frame>
        <draw:rect draw:style-name="gr3" draw:text-style-name="P1" draw:layer="layout" svg:width="26.9cm" svg:height="5.7cm" svg:x="1.3cm" svg:y="11.5cm">
          <text:p/>
        </draw:rect>
        <draw:frame draw:style-name="gr4" draw:layer="layout" svg:width="2.407cm" svg:height="1.072cm" svg:x="2.093cm" svg:y="15.8cm">
          <draw:text-box>
            <text:p>物理层</text:p>
          </draw:text-box>
        </draw:frame>
        <draw:connector draw:style-name="gr2" draw:text-style-name="P1" draw:layer="layout" draw:line-skew="5.199cm" svg:x1="9.6cm" svg:y1="9cm" svg:x2="14.9cm" svg:y2="9cm" draw:start-shape="id2" draw:start-glue-point="2" draw:end-shape="id5" draw:end-glue-point="2" svg:d="M9600 9000v5700h5300v-5700">
          <text:p/>
        </draw:connector>
        <draw:connector draw:style-name="gr2" draw:text-style-name="P1" draw:layer="layout" draw:line-skew="6.399cm" svg:x1="14.9cm" svg:y1="9cm" svg:x2="20.3cm" svg:y2="9cm" draw:start-shape="id5" draw:start-glue-point="2" draw:end-shape="id3" draw:end-glue-point="2" svg:d="M14900 9000v6900h5400v-6900">
          <text:p/>
        </draw:connector>
        <draw:frame draw:style-name="gr4" draw:layer="layout" svg:width="4.947cm" svg:height="1.072cm" svg:x="1.4cm" svg:y="1.128cm">
          <draw:text-box>
            <text:p>面向连接的服务</text:p>
          </draw:text-box>
        </draw:frame>
        <draw:rect draw:style-name="gr1" draw:text-style-name="P1" xml:id="id6" draw:id="id6" draw:layer="layout" svg:width="4.4cm" svg:height="1.9cm" svg:x="23.3cm" svg:y="1.9cm">
          <text:p text:style-name="P1">主机</text:p>
        </draw:rect>
        <draw:connector draw:style-name="gr2" draw:text-style-name="P1" draw:layer="layout" svg:x1="25.5cm" svg:y1="7cm" svg:x2="25.5cm" svg:y2="3.8cm" draw:start-shape="id4" draw:start-glue-point="0" draw:end-shape="id6" draw:end-glue-point="2" svg:d="M25500 7000v-3200">
          <text:p/>
        </draw:connector>
        <draw:rect draw:style-name="gr1" draw:text-style-name="P1" xml:id="id7" draw:id="id7" draw:layer="layout" svg:width="3.4cm" svg:height="1.9cm" svg:x="2.4cm" svg:y="2.2cm">
          <text:p text:style-name="P1">发送端</text:p>
        </draw:rect>
        <draw:connector draw:style-name="gr2" draw:text-style-name="P1" draw:layer="layout" svg:x1="4.1cm" svg:y1="4.1cm" svg:x2="4.1cm" svg:y2="7cm" draw:start-shape="id7" draw:start-glue-point="2" draw:end-shape="id1" draw:end-glue-point="0" svg:d="M4100 4100v2900">
          <text:p/>
        </draw:connector>
        <draw:frame draw:style-name="gr4" draw:layer="layout" svg:width="11.212cm" svg:height="1.072cm" svg:x="9.5cm" svg:y="17.828cm">
          <draw:text-box>
            <text:p>LAN（Local Area Network） 局域网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周 宇斌</meta:initial-creator>
    <meta:creation-date>2023-05-29T03:26:37.99</meta:creation-date>
    <dc:date>2023-05-29T03:36:14.73</dc:date>
    <dc:creator>周 宇斌</dc:creator>
    <meta:editing-duration>PT9M37S</meta:editing-duration>
    <meta:editing-cycles>1</meta:editing-cycles>
    <meta:document-statistic meta:object-count="19"/>
    <meta:generator>OpenOffice/4.1.14$Win32 OpenOffice.org_project/4114m1$Build-9811</meta:generator>
  </office:meta>
</office:document-meta>
</file>